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f0e" officeooo:paragraph-rsid="001b8f0e"/>
    </style:style>
    <style:style style:name="P2" style:family="paragraph" style:parent-style-name="Standard">
      <style:text-properties officeooo:rsid="001b8f0e" officeooo:paragraph-rsid="001d5cd1"/>
    </style:style>
    <style:style style:name="P3" style:family="paragraph" style:parent-style-name="Standard">
      <style:text-properties officeooo:rsid="001b8f0e" officeooo:paragraph-rsid="001eca3f"/>
    </style:style>
    <style:style style:name="P4" style:family="paragraph" style:parent-style-name="Standard">
      <style:text-properties officeooo:rsid="001b8f0e" officeooo:paragraph-rsid="001f120b"/>
    </style:style>
    <style:style style:name="P5" style:family="paragraph" style:parent-style-name="Standard">
      <style:text-properties officeooo:rsid="001b8f0e" officeooo:paragraph-rsid="002cd45a"/>
    </style:style>
    <style:style style:name="P6" style:family="paragraph" style:parent-style-name="Standard">
      <style:text-properties officeooo:rsid="001b8f0e" officeooo:paragraph-rsid="002e35f6"/>
    </style:style>
    <style:style style:name="P7" style:family="paragraph" style:parent-style-name="Standard">
      <style:text-properties style:font-name="Courier 10 Pitch" officeooo:rsid="001b8f0e" officeooo:paragraph-rsid="001b8f0e"/>
    </style:style>
    <style:style style:name="P8" style:family="paragraph" style:parent-style-name="Standard">
      <style:text-properties style:font-name="Courier 10 Pitch" officeooo:rsid="001b8f0e" officeooo:paragraph-rsid="002e28ad"/>
    </style:style>
    <style:style style:name="P9" style:family="paragraph" style:parent-style-name="Standard">
      <style:text-properties style:font-name="Courier 10 Pitch" officeooo:rsid="001b8f0e" officeooo:paragraph-rsid="002cd45a"/>
    </style:style>
    <style:style style:name="P10" style:family="paragraph" style:parent-style-name="Standard">
      <style:text-properties style:font-name="Courier 10 Pitch" officeooo:rsid="00212333" officeooo:paragraph-rsid="001eca3f"/>
    </style:style>
    <style:style style:name="P11" style:family="paragraph" style:parent-style-name="Standard">
      <style:text-properties style:font-name="Courier 10 Pitch" officeooo:rsid="001eca3f" officeooo:paragraph-rsid="0027bc88"/>
    </style:style>
    <style:style style:name="P12" style:family="paragraph" style:parent-style-name="Standard">
      <style:text-properties style:font-name="Courier 10 Pitch" officeooo:rsid="001f120b" officeooo:paragraph-rsid="001f120b"/>
    </style:style>
    <style:style style:name="P13" style:family="paragraph" style:parent-style-name="Standard">
      <style:text-properties style:font-name="Courier 10 Pitch" officeooo:rsid="001f120b" officeooo:paragraph-rsid="002e35f6"/>
    </style:style>
    <style:style style:name="P14" style:family="paragraph" style:parent-style-name="Standard">
      <style:text-properties officeooo:rsid="001d8a08" officeooo:paragraph-rsid="001d8a08"/>
    </style:style>
    <style:style style:name="P15" style:family="paragraph" style:parent-style-name="Standard">
      <style:text-properties officeooo:rsid="001d8a08" officeooo:paragraph-rsid="001eca3f"/>
    </style:style>
    <style:style style:name="P16" style:family="paragraph" style:parent-style-name="Standard">
      <style:text-properties officeooo:rsid="001d8a08" officeooo:paragraph-rsid="0027bc88"/>
    </style:style>
    <style:style style:name="P17" style:family="paragraph" style:parent-style-name="Standard">
      <style:text-properties officeooo:rsid="001d8a08" officeooo:paragraph-rsid="002a5a73"/>
    </style:style>
    <style:style style:name="P18" style:family="paragraph" style:parent-style-name="Standard">
      <style:text-properties officeooo:rsid="001d8a08" officeooo:paragraph-rsid="0023fa4e"/>
    </style:style>
    <style:style style:name="P19" style:family="paragraph" style:parent-style-name="Standard">
      <style:text-properties officeooo:rsid="001eca3f" officeooo:paragraph-rsid="001eca3f"/>
    </style:style>
    <style:style style:name="P20" style:family="paragraph" style:parent-style-name="Standard">
      <style:text-properties officeooo:rsid="001eca3f" officeooo:paragraph-rsid="00212333"/>
    </style:style>
    <style:style style:name="P21" style:family="paragraph" style:parent-style-name="Standard">
      <style:text-properties fo:font-weight="bold" officeooo:rsid="001b8f0e" officeooo:paragraph-rsid="001b8f0e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1eca3f" officeooo:paragraph-rsid="001eca3f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2d248f" officeooo:paragraph-rsid="002d248f" style:font-weight-asian="normal" style:font-weight-complex="normal"/>
    </style:style>
    <style:style style:name="P24" style:family="paragraph" style:parent-style-name="Standard">
      <style:text-properties style:font-name="Liberation Serif" officeooo:rsid="001f120b" officeooo:paragraph-rsid="001f120b"/>
    </style:style>
    <style:style style:name="P25" style:family="paragraph" style:parent-style-name="Standard" style:list-style-name="L1">
      <style:text-properties officeooo:paragraph-rsid="00212333"/>
    </style:style>
    <style:style style:name="P26" style:family="paragraph" style:parent-style-name="Standard" style:list-style-name="L1">
      <style:text-properties officeooo:rsid="00212333" officeooo:paragraph-rsid="00212333"/>
    </style:style>
    <style:style style:name="P27" style:family="paragraph" style:parent-style-name="Standard" style:list-style-name="L1">
      <style:text-properties style:font-name="Courier 10 Pitch" officeooo:rsid="00212333" officeooo:paragraph-rsid="00212333"/>
    </style:style>
    <style:style style:name="P28" style:family="paragraph" style:parent-style-name="Standard" style:list-style-name="L4">
      <style:text-properties style:font-name="Courier 10 Pitch" officeooo:rsid="00212333" officeooo:paragraph-rsid="00212333"/>
    </style:style>
    <style:style style:name="P29" style:family="paragraph" style:parent-style-name="Standard" style:list-style-name="L2">
      <style:text-properties style:font-name="Courier 10 Pitch" officeooo:rsid="0024e77f" officeooo:paragraph-rsid="0024e77f"/>
    </style:style>
    <style:style style:name="P30" style:family="paragraph" style:parent-style-name="Standard" style:list-style-name="L4">
      <style:text-properties style:font-name="Courier 10 Pitch" officeooo:paragraph-rsid="00212333"/>
    </style:style>
    <style:style style:name="P31" style:family="paragraph" style:parent-style-name="Standard" style:list-style-name="L2">
      <style:text-properties officeooo:paragraph-rsid="0023fa4e"/>
    </style:style>
    <style:style style:name="P32" style:family="paragraph" style:parent-style-name="Standard" style:list-style-name="L2">
      <style:text-properties style:font-name="Liberation Serif" officeooo:rsid="0023fa4e" officeooo:paragraph-rsid="0023fa4e"/>
    </style:style>
    <style:style style:name="P33" style:family="paragraph" style:parent-style-name="Standard" style:list-style-name="L3">
      <style:text-properties style:font-name="Liberation Serif" officeooo:rsid="002a5a73" officeooo:paragraph-rsid="002a5a73"/>
    </style:style>
    <style:style style:name="P34" style:family="paragraph" style:parent-style-name="Standard" style:list-style-name="L4">
      <style:text-properties style:font-name="Liberation Serif" officeooo:rsid="00296d50" officeooo:paragraph-rsid="00296d50"/>
    </style:style>
    <style:style style:name="P35" style:family="paragraph" style:parent-style-name="Standard" style:list-style-name="L4">
      <style:text-properties style:font-name="Liberation Serif" officeooo:rsid="00212333" officeooo:paragraph-rsid="00212333"/>
    </style:style>
    <style:style style:name="P36" style:family="paragraph" style:parent-style-name="Standard" style:list-style-name="L3">
      <style:text-properties officeooo:paragraph-rsid="002a5a73"/>
    </style:style>
    <style:style style:name="P37" style:family="paragraph" style:parent-style-name="Standard" style:list-style-name="L4">
      <style:text-properties officeooo:paragraph-rsid="00212333"/>
    </style:style>
    <style:style style:name="P38" style:family="paragraph" style:parent-style-name="Standard" style:list-style-name="L4">
      <style:text-properties officeooo:paragraph-rsid="002ee13b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1b8f0e"/>
    </style:style>
    <style:style style:name="T3" style:family="text">
      <style:text-properties style:font-name="Courier 10 Pitch" officeooo:rsid="001eca3f"/>
    </style:style>
    <style:style style:name="T4" style:family="text">
      <style:text-properties style:font-name="Courier 10 Pitch" officeooo:rsid="00212333"/>
    </style:style>
    <style:style style:name="T5" style:family="text">
      <style:text-properties style:font-name="Courier 10 Pitch" officeooo:rsid="0023fa4e"/>
    </style:style>
    <style:style style:name="T6" style:family="text">
      <style:text-properties style:font-name="Courier 10 Pitch" officeooo:rsid="00249be3"/>
    </style:style>
    <style:style style:name="T7" style:family="text">
      <style:text-properties officeooo:rsid="001eca3f"/>
    </style:style>
    <style:style style:name="T8" style:family="text">
      <style:text-properties officeooo:rsid="00212333"/>
    </style:style>
    <style:style style:name="T9" style:family="text">
      <style:text-properties officeooo:rsid="00249be3"/>
    </style:style>
    <style:style style:name="T10" style:family="text">
      <style:text-properties style:font-name="Liberation Serif" officeooo:rsid="0023fa4e"/>
    </style:style>
    <style:style style:name="T11" style:family="text">
      <style:text-properties officeooo:rsid="0026bae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6bae9" fo:background-color="transparent" loext:char-shading-value="0"/>
    </style:style>
    <style:style style:name="T14" style:family="text">
      <style:text-properties officeooo:rsid="0027bc88"/>
    </style:style>
    <style:style style:name="T15" style:family="text">
      <style:text-properties officeooo:rsid="00296d50"/>
    </style:style>
    <style:style style:name="T16" style:family="text">
      <style:text-properties officeooo:rsid="002cd45a"/>
    </style:style>
    <style:style style:name="T17" style:family="text">
      <style:text-properties officeooo:rsid="002e28ad"/>
    </style:style>
    <style:style style:name="T18" style:family="text">
      <style:text-properties officeooo:rsid="002e35f6"/>
    </style:style>
    <style:style style:name="T19" style:family="text">
      <style:text-properties officeooo:rsid="002ee1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MG Lab Computer Configuration <text:span text:style-name="T7">(LINUX)</text:span></text:p>
      <text:p text:style-name="P1"/>
      <text:p text:style-name="P22">Mandatory</text:p>
      <text:p text:style-name="P3">Install <text:span text:style-name="T7">text editor</text:span>:</text:p>
      <text:p text:style-name="P19">vim: <text:span text:style-name="T2">sudo apt-get install </text:span><text:span text:style-name="T1">vim</text:span></text:p>
      <text:p text:style-name="P1"/>
      <text:p text:style-name="P3">Install <text:span text:style-name="T7">MATLAB</text:span>:</text:p>
      <text:p text:style-name="P24">Visit <text:a xlink:type="simple" xlink:href="https://cuservices.colorado.edu/sitelicenses/download/matlab_students.html">https://cuservices.colorado.edu/sitelicenses/download/matlab_students.html</text:a> and follow the directions</text:p>
      <text:p text:style-name="P1"/>
      <text:p text:style-name="P1">Install Git:</text:p>
      <text:p text:style-name="P7">sudo apt-get install git</text:p>
      <text:p text:style-name="P7"/>
      <text:p text:style-name="P2">Install <text:span text:style-name="T7">compilers</text:span>:</text:p>
      <text:p text:style-name="P20">gfortran: <text:span text:style-name="T2">sudo apt-get install g</text:span><text:span text:style-name="T1">fortran</text:span></text:p>
      <text:p text:style-name="P20"><text:span text:style-name="T8">gcc/g++/GNU make</text:span>: </text:p>
      <text:list xml:id="list6904304990469990553" text:style-name="L1">
        <text:list-item>
          <text:p text:style-name="P25"><text:span text:style-name="T2">sudo apt-</text:span><text:span text:style-name="T4">get update</text:span></text:p>
        </text:list-item>
        <text:list-item>
          <text:p text:style-name="P25"><text:span text:style-name="T2">sudo apt-get </text:span><text:span text:style-name="T4">upgrade</text:span></text:p>
        </text:list-item>
        <text:list-item>
          <text:p text:style-name="P25"><text:span text:style-name="T2">sudo apt-get install </text:span><text:span text:style-name="T4">build-essential</text:span></text:p>
        </text:list-item>
        <text:list-item>
          <text:p text:style-name="P26"><text:span text:style-name="T2">g</text:span><text:span text:style-name="T1">cc -v</text:span></text:p>
        </text:list-item>
        <text:list-item>
          <text:p text:style-name="P27">make -v</text:p>
        </text:list-item>
      </text:list>
      <text:p text:style-name="P10"/>
      <text:p text:style-name="P14">Install libraries:</text:p>
      <text:p text:style-name="P15"><text:span text:style-name="T7">LAPACK</text:span>: <text:span text:style-name="T2">sudo apt-get install </text:span><text:span text:style-name="T3">liblapack-dev</text:span></text:p>
      <text:p text:style-name="P14">LAPACKE: <text:span text:style-name="T2">sudo apt-get install </text:span><text:span text:style-name="T3">liblapacke-dev</text:span></text:p>
      <text:p text:style-name="P15"><text:span text:style-name="T7">BLAS (should be automatically installed with LAPACK)</text:span>: <text:span text:style-name="T2">sudo apt-get install </text:span><text:span text:style-name="T3">libblas-dev</text:span></text:p>
      <text:p text:style-name="P18">CBLAS: </text:p>
      <text:list xml:id="list1182135493703891483" text:style-name="L2">
        <text:list-item>
          <text:p text:style-name="P31"><text:span text:style-name="T10">Download </text:span><text:span text:style-name="T5">cblas.tgz</text:span><text:span text:style-name="T10"> from </text:span><text:a xlink:type="simple" xlink:href="http://www.netlib.org/blas/#_cblas"><text:span text:style-name="T10">http://www.netlib.org/blas/#_cblas</text:span></text:a></text:p>
        </text:list-item>
        <text:list-item>
          <text:p text:style-name="P32">Extract the archive</text:p>
        </text:list-item>
        <text:list-item>
          <text:p text:style-name="P32">Edit <text:span text:style-name="T1">Makefile.in</text:span> so that <text:span text:style-name="T1">BLLIB = </text:span><text:span text:style-name="T6">libblas.a</text:span></text:p>
        </text:list-item>
        <text:list-item>
          <text:p text:style-name="P29"><text:span text:style-name="T9">m</text:span>ake alllib</text:p>
        </text:list-item>
      </text:list>
      <text:p text:style-name="P17"><text:span text:style-name="T7">MPI</text:span>: </text:p>
      <text:list xml:id="list5477216517149288208" text:style-name="L3">
        <text:list-item>
          <text:p text:style-name="P36"><text:span text:style-name="T2">sudo apt-get install </text:span><text:span text:style-name="T3">mpich2</text:span></text:p>
        </text:list-item>
        <text:list-item>
          <text:p text:style-name="P33">Copy header files from <text:span text:style-name="T1">/etc/alternatives/mpi</text:span> into <text:span text:style-name="T1">/usr/include</text:span> (<text:span text:style-name="T1">sudo cp /etc/alternatives/mpi/*.h /usr/include</text:span>)</text:p>
        </text:list-item>
      </text:list>
      <text:p text:style-name="P15"/>
      <text:p text:style-name="P16">Install <text:span text:style-name="T7">utilities</text:span>:</text:p>
      <text:p text:style-name="P16"><text:span text:style-name="T3">Valgrind and KCachegrind: </text:span><text:span text:style-name="T2">sudo apt-get install </text:span><text:span text:style-name="T3">valgrind kcachegrind graphviz</text:span></text:p>
      <text:p text:style-name="P11"/>
      <text:p text:style-name="P20"><text:span text:style-name="T14">Install </text:span>PETSc: </text:p>
      <text:list xml:id="list936531903569962981" text:style-name="L4">
        <text:list-item>
          <text:p text:style-name="P37"><text:span text:style-name="Teletype">git clone -b maint https://bitbucket.org/petsc/petsc petsc</text:span></text:p>
        </text:list-item>
        <text:list-item>
          <text:p text:style-name="P38"><text:span text:style-name="Teletype"><text:span text:style-name="T19">cd petsc</text:span></text:span></text:p>
        </text:list-item>
        <text:list-item>
          <text:p text:style-name="P30">./configure <text:span text:style-name="T12">--</text:span><text:span text:style-name="T11">with-blas-lapack-dir=/usr/lib --</text:span><text:span text:style-name="T13">with-mpi-dir=/usr</text:span></text:p>
        </text:list-item>
        <text:list-item>
          <text:p text:style-name="P34">Follow all other directions that PETSc gives</text:p>
        </text:list-item>
        <text:list-item>
          <text:p text:style-name="P35"><text:soft-page-break/><text:span text:style-name="T15">S</text:span>et PETSC_DIR and ARCH_DIR for bash (may be specified in ~/.bashrc)</text:p>
          <text:list>
            <text:list-item>
              <text:p text:style-name="P28">export PETSC_DIR=XXXX</text:p>
            </text:list-item>
            <text:list-item>
              <text:p text:style-name="P28">export PETSC_ARCH=XXXX</text:p>
            </text:list-item>
          </text:list>
        </text:list-item>
      </text:list>
      <text:p text:style-name="P15"/>
      <text:p text:style-name="P15"/>
      <text:p text:style-name="P4">Install <text:span text:style-name="T7">LaTeX</text:span>:</text:p>
      <text:p text:style-name="P12">sudo apt-get install texlive-full</text:p>
      <text:p text:style-name="P12"/>
      <text:p text:style-name="P6">Install <text:span text:style-name="T18">ParaView</text:span>:</text:p>
      <text:p text:style-name="P13">sudo apt-get install <text:span text:style-name="T18">paraview</text:span></text:p>
      <text:p text:style-name="P12"/>
      <text:p text:style-name="P23">Optional</text:p>
      <text:p text:style-name="P5">Install <text:span text:style-name="T16">Eclipse IDE</text:span>:</text:p>
      <text:p text:style-name="P9">sudo apt-get install eclipse</text:p>
      <text:p text:style-name="P8">sudo apt-get install eclipse-<text:span text:style-name="T17">c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4:45:32.285866046</meta:creation-date>
    <dc:date>2015-09-25T23:41:33.283446787</dc:date>
    <meta:editing-duration>PT14M5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197" meta:character-count="1477" meta:non-whitespace-character-count="1342"/>
  </office:meta>
</office:document-meta>
</file>